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1" fo:font-weight="bold" officeooo:paragraph-rsid="000a37f0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Arial1" officeooo:paragraph-rsid="000bc315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1" fo:font-size="12pt" officeooo:paragraph-rsid="000a37f0" style:font-size-asian="12pt" style:font-name-complex="Arial2" style:font-size-complex="12pt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1" fo:font-size="12pt" officeooo:paragraph-rsid="000a37f0" style:font-size-asian="12pt" style:font-name-complex="Arial2" style:font-size-complex="12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1" fo:font-size="12pt" officeooo:paragraph-rsid="000a37f0" fo:background-color="#ffff00" style:font-size-asian="12pt" style:font-name-complex="Arial2" style:font-size-complex="12pt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1" fo:font-size="12pt" fo:font-weight="bold" officeooo:paragraph-rsid="000a37f0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1" fo:font-size="12pt" fo:font-weight="bold" officeooo:paragraph-rsid="000bc315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1" fo:font-size="12pt" fo:font-weight="bold" officeooo:paragraph-rsid="000bc315" style:font-size-asian="12pt" style:font-weight-asian="bold" style:font-name-complex="Arial2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1" officeooo:paragraph-rsid="000bc315"/>
    </style:style>
    <style:style style:name="P10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1" officeooo:paragraph-rsid="000bc315"/>
    </style:style>
    <style:style style:name="P11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1" officeooo:paragraph-rsid="000a37f0"/>
    </style:style>
    <style:style style:name="P1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1" fo:font-size="12pt" officeooo:paragraph-rsid="000a37f0" style:font-size-asian="12pt" style:font-name-complex="Arial2" style:font-size-complex="12pt"/>
    </style:style>
    <style:style style:name="P13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1" fo:font-size="12pt" fo:font-weight="bold" officeooo:paragraph-rsid="000a37f0" style:font-size-asian="12pt" style:font-weight-asian="bold" style:font-name-complex="Arial2" style:font-size-complex="12pt"/>
    </style:style>
    <style:style style:name="P14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fo:color="#000000" style:font-name="Arial1" fo:font-size="12pt" officeooo:paragraph-rsid="000a37f0" style:font-size-asian="12pt" style:font-name-complex="Arial2" style:font-size-complex="12pt"/>
    </style:style>
    <style:style style:name="P15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fo:color="#000000" style:font-name="Arial1" fo:font-size="12pt" fo:font-weight="normal" officeooo:rsid="000bc315" officeooo:paragraph-rsid="000bc315" style:font-size-asian="12pt" style:font-weight-asian="normal" style:font-name-complex="Arial2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fo:color="#000000" style:font-name="Arial1" officeooo:paragraph-rsid="000a37f0"/>
    </style:style>
    <style:style style:name="P17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fo:color="#000000" style:font-name="Arial1" fo:font-size="12pt" officeooo:paragraph-rsid="000a37f0" style:font-size-asian="12pt" style:font-name-complex="Arial2" style:font-size-complex="12pt"/>
    </style:style>
    <style:style style:name="P18" style:family="paragraph" style:parent-style-name="Standard" style:master-page-name="">
      <loext:graphic-properties draw:fill="none"/>
      <style:paragraph-properties fo:margin-left="1.199cm" fo:margin-right="0cm" fo:line-height="150%" fo:text-indent="0.101cm" style:auto-text-indent="false" style:page-number="auto" fo:background-color="transparent"/>
      <style:text-properties fo:color="#000000" style:font-name="Arial1" officeooo:paragraph-rsid="000a37f0"/>
    </style:style>
    <style:style style:name="P1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1" fo:font-size="12pt" officeooo:rsid="000a37f0" officeooo:paragraph-rsid="000a37f0" style:font-size-asian="12pt" style:font-name-complex="Arial2" style:font-size-complex="12pt"/>
    </style:style>
    <style:style style:name="P20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fo:color="#000000" style:font-name="Arial1" fo:font-size="12pt" officeooo:paragraph-rsid="000a37f0" style:font-size-asian="12pt" style:font-name-complex="Arial2" style:font-size-complex="12pt"/>
    </style:style>
    <style:style style:name="P21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fo:color="#000000" style:font-name="Arial1" fo:font-size="12pt" officeooo:paragraph-rsid="000a37f0" style:font-size-asian="12pt" style:font-name-complex="Arial2" style:font-size-complex="12pt"/>
    </style:style>
    <style:style style:name="T1" style:family="text">
      <style:text-properties fo:font-size="12pt" style:font-size-asian="12pt" style:font-name-complex="Arial2" style:font-size-complex="12pt"/>
    </style:style>
    <style:style style:name="T2" style:family="text">
      <style:text-properties fo:font-size="12pt" officeooo:rsid="000a37f0" style:font-size-asian="12pt" style:font-name-complex="Arial2" style:font-size-complex="12pt"/>
    </style:style>
    <style:style style:name="T3" style:family="text">
      <style:text-properties fo:font-size="12pt" fo:font-weight="bold" style:font-size-asian="12pt" style:font-weight-asian="bold" style:font-name-complex="Arial2" style:font-size-complex="12pt"/>
    </style:style>
    <style:style style:name="T4" style:family="text">
      <style:text-properties fo:font-size="12pt" fo:font-weight="bold" officeooo:rsid="000a37f0" style:font-size-asian="12pt" style:font-weight-asian="bold" style:font-name-complex="Arial2" style:font-size-complex="12pt"/>
    </style:style>
    <style:style style:name="T5" style:family="text">
      <style:text-properties officeooo:rsid="000a37f0"/>
    </style:style>
    <style:style style:name="T6" style:family="text">
      <style:text-properties fo:color="#2f5496" style:font-name="Arial"/>
    </style:style>
    <style:style style:name="T7" style:family="text">
      <style:text-properties style:font-name="Arial"/>
    </style:style>
    <style:style style:name="T8" style:family="text">
      <style:text-properties style:font-name="Arial" officeooo:rsid="000bc315"/>
    </style:style>
    <style:style style:name="T9" style:family="text">
      <style:text-properties style:font-name="Arial" officeooo:rsid="000a37f0"/>
    </style:style>
    <style:style style:name="T10" style:family="text">
      <style:text-properties style:font-name="Arial" fo:font-size="12pt" fo:font-weight="bold" style:font-size-asian="12pt" style:font-weight-asian="bold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Não Funcionais </text:p>
      <text:p text:style-name="P3"/>
      <text:p text:style-name="P14">Os requisitos não-funcionais estão relacionados às restrições da aplicação, de seus serviços ou funções (PRESSMAN, 2011). Estão relacionados às propriedades do sistema e ao ambiente em que ele atua.</text:p>
      <text:p text:style-name="P14">São aqueles que não dizem respeito, diretamente às funções específicas fornecidas pelo sistema. Eles estão relacionados a propriedades como confiabilidade, tempo de resposta, segurança e espaço em disco.</text:p>
      <text:p text:style-name="P3"/>
      <text:p text:style-name="P2"><text:span text:style-name="T1"><text:tab/></text:span><text:span text:style-name="T10">RNF01 - </text:span><text:span text:style-name="T4">Cadastro</text:span></text:p>
      <text:p text:style-name="P11"><text:span text:style-name="T2">O cadastro </text:span><text:span text:style-name="T1">tem a função de alimentar o banco de dados com as </text:span><text:span text:style-name="T2">informações </text:span><text:span text:style-name="T1">dos </text:span><text:span text:style-name="T2">usuários e empresas parceiras,</text:span><text:span text:style-name="T1"> cadastrando e/ou validando os acessos na aplicação e tornando possível o gerenciamento das áreas de atuação para cada função do sistema. </text:span></text:p>
      <text:p text:style-name="P12"/>
      <text:p text:style-name="P9"><text:span text:style-name="T10">RNF02 - </text:span><text:span text:style-name="T3">Tempo de Resposta do Aplicativo</text:span><text:span text:style-name="T1"> </text:span></text:p>
      <text:p text:style-name="P12">A comunicação com o sistema deverá ser instantânea. Cada requisição dentro do aplicativo representa uma busca direta no banco de dados.</text:p>
      <text:p text:style-name="P12">Timeout previsto: 60 segundos.</text:p>
      <text:p text:style-name="P6"/>
      <text:p text:style-name="P10"><text:span text:style-name="T10">RNF03 - </text:span><text:span text:style-name="T3">Software </text:span><text:span text:style-name="T4">( a ser definido)</text:span></text:p>
      <text:p text:style-name="P13"/>
      <text:p text:style-name="P7"><text:span text:style-name="T7">RNF04 <text:s/>-</text:span><text:span text:style-name="T6"> </text:span>Sistema Operacional</text:p>
      <text:p text:style-name="P11"><text:span text:style-name="T1"><text:s/></text:span><text:span text:style-name="T2">A ideia inicial é fazer com que o app funcione no android.</text:span></text:p>
      <text:p text:style-name="P19"/>
      <text:p text:style-name="P8"><text:span text:style-name="T9">RNF05 – </text:span><text:span text:style-name="T8">Tutorial</text:span></text:p>
      <text:p text:style-name="P15"><text:span text:style-name="T8">O </text:span><text:span text:style-name="T7">aprendizado sobre o uso da aplicação deverá estar disponível a partir do <text:s text:c="7"/>primeiro uso do mesmo.</text:span></text:p>
      <text:p text:style-name="P4"/>
      <text:p text:style-name="P7"><text:span text:style-name="T7">RNF0</text:span><text:span text:style-name="T8">6</text:span><text:span text:style-name="T7"> -</text:span><text:span text:style-name="T6"> </text:span>Segurança</text:p>
      <text:p text:style-name="P14">Todos os acessos a partir do login, serão realizados através d<text:span text:style-name="T5">e confirmação de dados, </text:span>gerado apó<text:span text:style-name="T5">s</text:span> o usuário ser autenticado pelo sistema, fazendo com que nossos serviços não possam ser acessados realizando diretamente uma requisição sem a devida autenticação. </text:p>
      <text:p text:style-name="P17"/>
      <text:p text:style-name="P7"><text:soft-page-break/><text:span text:style-name="T7">RNF0</text:span><text:span text:style-name="T8">7</text:span><text:span text:style-name="T7"> -</text:span><text:span text:style-name="T6"> </text:span>Backup</text:p>
      <text:p text:style-name="P16"><text:span text:style-name="T1">O backup </text:span><text:span text:style-name="T2">deverá ser</text:span><text:span text:style-name="T1"> realizado a cada quinzena, tempo estimado após análise das necessidades do projeto, as possibilidades e seus respectivos custos.</text:span></text:p>
      <text:p text:style-name="P5"/>
      <text:p text:style-name="P7"><text:span text:style-name="T7">RNF0</text:span><text:span text:style-name="T8">8 </text:span><text:span text:style-name="T7"><text:s/>- </text:span>Permissão por Nível de Acesso</text:p>
      <text:p text:style-name="P18"><text:span text:style-name="T1">H</text:span><text:span text:style-name="T2">averá</text:span><text:span text:style-name="T1"> um controle de permissões dentro do software, para que usuários não interfira</text:span><text:span text:style-name="T2">m</text:span><text:span text:style-name="T1"> em funções que não devem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1:08:05.095000000</meta:creation-date>
    <dc:date>2021-08-19T07:46:44.212000000</dc:date>
    <meta:editing-duration>PT16M44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19" meta:word-count="269" meta:character-count="1723" meta:non-whitespace-character-count="1457"/>
  </office:meta>
</office:document-meta>
</file>